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10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TRATEGI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0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 + Druid + Dragon</text:p>
          </table:table-cell>
          <table:table-cell table:style-name="ce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 + Troll</text:p>
          </table:table-cell>
          <table:table-cell table:style-name="ce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 + Mech</text:p>
          </table:table-cell>
          <table:table-cell table:style-name="ce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 + Undead</text:p>
          </table:table-cell>
          <table:table-cell table:style-name="ce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 + Undead</text:p>
          </table:table-cell>
          <table:table-cell table:style-name="ce3" office:value-type="string" calcext:value-type="string">
            <text:p>Pain Queen, Phantom Assassin, Drow Ranger, Lich, Bounty Hunter, Templar Assassin, Necrophos, Abadd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 + Dragon</text:p>
          </table:table-cell>
          <table:table-cell table:style-name="ce3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+ Knight</text:p>
          </table:table-cell>
          <table:table-cell table:style-name="ce2" office:value-type="string" calcext:value-type="string">
            <text:p>Pain Queen, Terrorblade, Doom, Dragon Knight, Shadow Fiend, Chaos Knight, Anti-Mage, Abaddon, Omni Knight, Lu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+ Druid + Warlock</text:p>
          </table:table-cell>
          <table:table-cell table:style-name="ce2" office:value-type="string" calcext:value-type="string">
            <text:p>Enchantress, Lone Druid, Venomancer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+ Orc</text:p>
          </table:table-cell>
          <table:table-cell table:style-name="ce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ge + Assasin</text:p>
          </table:table-cell>
          <table:table-cell table:style-name="ce5" office:value-type="string" calcext:value-type="string">
            <text:p>Ogre Magi, Puck, Razor, Morphling, Pain Quee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ge + Assasin + Mage</text:p>
          </table:table-cell>
          <table:table-cell table:style-name="ce5" office:value-type="string" calcext:value-type="string">
            <text:p>Ogre Magi, Puck, Razor, Morphling, Pain Queen, Wind Ranger, Lich, Light Keeper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ge + Assasin + Dragon</text:p>
          </table:table-cell>
          <table:table-cell table:style-name="ce5" office:value-type="string" calcext:value-type="string">
            <text:p>Ogre Magi, Puck, Razor, Morphling, Pain Queen, Dragon Knight, Vip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ge + Assasin + Assasin</text:p>
          </table:table-cell>
          <table:table-cell table:style-name="ce5" office:value-type="string" calcext:value-type="string">
            <text:p>Ogre Magi, Puck, Razor, Morphling, Pain Queen, Bounty Hunter, Vip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arrior + Mage</text:p>
          </table:table-cell>
          <table:table-cell table:style-name="ce5" office:value-type="string" calcext:value-type="string">
            <text:p>Axe, Juggernaut, Tiny, Razor, Puck, Ogre Mag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Mage</text:p>
          </table:table-cell>
          <table:table-cell table:style-name="ce5" office:value-type="string" calcext:value-type="string">
            <text:p>Axe, Juggernaut, Tiny, Razor, Puck, Ogre Magi, Wind Ranger, Lich, Light Keeper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Orc</text:p>
          </table:table-cell>
          <table:table-cell table:style-name="ce5" office:value-type="string" calcext:value-type="string">
            <text:p>Axe, Juggernaut, Tiny, Razor, Puck, Ogre Magi, Disruptor, Beast Master, Morphling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Warrior</text:p>
          </table:table-cell>
          <table:table-cell table:style-name="ce5" office:value-type="string" calcext:value-type="string">
            <text:p>Axe, Juggernaut, Tiny, Razor, Puck, Ogre Magi, Kunkka, Doom, Tusk, Tide Hun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ch + Troll</text:p>
          </table:table-cell>
          <table:table-cell table:style-name="ce5" office:value-type="string" calcext:value-type="string">
            <text:p>Tinker, Clockwerk, Timbersaw, Witch Doctor, Shadow Shaman, Troll Warlord, Bat Rider, Techies, Bounty Hunter, Alchemis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ch + Mage</text:p>
          </table:table-cell>
          <table:table-cell table:style-name="ce5" office:value-type="string" calcext:value-type="string">
            <text:p>Tinker, Clockwerk, Timbersaw, Ogre Magi, Razor, Puck, Lina, Lich, Light Keeper, Gyrocop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</text:p>
          </table:table-cell>
          <table:table-cell table:style-name="ce5" office:value-type="string" calcext:value-type="string">
            <text:p>Shadow Shaman, Witch Doctor, Bat Rider, Troll Warlord, Phantom Assassin, Templar Assassin, Pain Quee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Knights</text:p>
          </table:table-cell>
          <table:table-cell table:style-name="ce5" office:value-type="string" calcext:value-type="string">
            <text:p>Shadow Shaman, Witch Doctor, Bat Rider, Troll Warlord, Phantom Assassin, Templar Assassin, Abaddon, Omni Knight, Chaos Knight, Lun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Undead</text:p>
          </table:table-cell>
          <table:table-cell table:style-name="ce5" office:value-type="string" calcext:value-type="string">
            <text:p>Shadow Shaman, Witch Doctor, Bat Rider, Troll Warlord, Phantom Assassin, Templar Assassin, Abaddon, Drow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roll</text:p>
          </table:table-cell>
          <table:table-cell table:style-name="ce5" office:value-type="string" calcext:value-type="string">
            <text:p>Enchantress, Lone Druid, Venomancer, Tusk, Lycan, Witch Doctor, Shadow Shaman, Troll Warlord, Bat Ri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</text:p>
          </table:table-cell>
          <table:table-cell table:style-name="ce5" office:value-type="string" calcext:value-type="string">
            <text:p>Enchantress, Lone Druid, Venomancer, Tusk, Lycan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Hunter</text:p>
          </table:table-cell>
          <table:table-cell table:style-name="ce5" office:value-type="string" calcext:value-type="string">
            <text:p>Witch Doctor, Shadow Shaman, Troll Warlord, Bat Rider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Undead</text:p>
          </table:table-cell>
          <table:table-cell table:style-name="ce5" office:value-type="string" calcext:value-type="string">
            <text:p>Enchantress, Lone Druid, Venomancer, Tusk, Lycan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 + Undead</text:p>
          </table:table-cell>
          <table:table-cell table:style-name="ce5" office:value-type="string" calcext:value-type="string">
            <text:p>Enchantress, Lone Druid, Venomancer, Tusk, Lycan, Medusa, Drow Ranger, Wind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Assasin</text:p>
          </table:table-cell>
          <table:table-cell table:style-name="ce5" office:value-type="string" calcext:value-type="string">
            <text:p>Enchantress, Lone Druid, Venomancer, Tusk, Lycan, Phantom Assassin, Templar Assassin, Pain Quee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B + Undead</text:p>
          </table:table-cell>
          <table:table-cell table:style-name="ce5" office:value-type="string" calcext:value-type="string">
            <text:p>Enchantress, Lone Druid, Venomancer, Tusk, Lycan, Terrorblade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Dragon + Knight</text:p>
          </table:table-cell>
          <table:table-cell table:style-name="ce5" office:value-type="string" calcext:value-type="string">
            <text:p>Enchantress, Lone Druid, Venomancer, Tusk, Lycan, Dragon Knight, Viper, Puck, Omni Kn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gon + Assasin + Elf</text:p>
          </table:table-cell>
          <table:table-cell table:style-name="ce5" office:value-type="string" calcext:value-type="string">
            <text:p>Dragon Knight, Viper, Puck, Phantom Assassin, Templar Assassin, Pain Queen, Bounty Hunter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Assasin</text:p>
          </table:table-cell>
          <table:table-cell table:style-name="ce5" office:value-type="string" calcext:value-type="string">
            <text:p>Bat Rider, Chaos Knight, Omni Knight, Abaddon, Dragon Knight, Luna, Templar Assassin, Phantom Assassin, Viper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Assasin + Dragon</text:p>
          </table:table-cell>
          <table:table-cell table:style-name="ce5" office:value-type="string" calcext:value-type="string">
            <text:p>Shadow Shaman, Witch Doctor, Bat Rider, Troll Warlord, Dragon Knight, Viper, Puck, Templar Assassin, Pain Queen, Phantom Assass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oblin + Assasin</text:p>
          </table:table-cell>
          <table:table-cell table:style-name="ce5" office:value-type="string" calcext:value-type="string">
            <text:p>Tinker, Clockwerk, Timbersaw, Alchemist, Bounty Hunter, Techies, Templar Assassin, Pain Queen, Phantom Assass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Hunter</text:p>
          </table:table-cell>
          <table:table-cell table:style-name="ce4" office:value-type="string" calcext:value-type="string">
            <text:p>Bat Rider, Chaos Knight, Omni Knight, Abaddon, Dragon Knight, Luna, Medusa, Wind Ranger, Drow Ranger, Sniper</text:p>
          </table:table-cell>
          <table:table-cell table:number-columns-repeated="1020"/>
        </table:table-row>
        <table:table-row table:style-name="ro1" table:number-rows-repeated="18">
          <table:table-cell table:style-name="ce4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09:27.191782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11:42.700992989</dc:date>
    <dc:creator>Ilya Shpigor</dc:creator>
    <meta:editing-duration>PT3H55M13S</meta:editing-duration>
    <meta:editing-cycles>446</meta:editing-cycles>
    <meta:document-statistic meta:table-count="1" meta:cell-count="76" meta:object-count="0"/>
  </office:meta>
</office:document-meta>
</file>